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rdana" svg:font-family="verdana, sans-serif"/>
  </office:font-face-decls>
  <office:automatic-styles>
    <style:style style:name="Table1" style:family="table">
      <style:table-properties style:width="1.834in" table:align="left"/>
    </style:style>
    <style:style style:name="Table1.A" style:family="table-column">
      <style:table-column-properties style:column-width="1.834in"/>
    </style:style>
    <style:style style:name="Table1.A1" style:family="table-cell">
      <style:table-cell-properties style:vertical-align="middle" fo:padding="0in" fo:border="none"/>
    </style:style>
    <style:style style:name="P1" style:family="paragraph" style:parent-style-name="Standard">
      <style:text-properties style:font-name="verdana"/>
    </style:style>
    <style:style style:name="P2" style:family="paragraph" style:parent-style-name="Standard">
      <style:text-properties style:font-name="verdana" fo:font-size="12pt"/>
    </style:style>
    <style:style style:name="P3" style:family="paragraph" style:parent-style-name="Standard">
      <style:text-properties style:font-name="verdana" fo:font-size="12pt" fo:font-weight="bold"/>
    </style:style>
    <style:style style:name="P4" style:family="paragraph" style:parent-style-name="Standard">
      <style:paragraph-properties style:writing-mode="lr-tb"/>
      <style:text-properties style:font-name="verdana"/>
    </style:style>
    <style:style style:name="P5" style:family="paragraph" style:parent-style-name="Standard">
      <style:text-properties style:font-name="Arial"/>
    </style:style>
    <style:style style:name="P6" style:family="paragraph" style:parent-style-name="Standard">
      <style:text-properties style:font-name="Arial" fo:font-size="12pt"/>
    </style:style>
    <style:style style:name="P7" style:family="paragraph" style:parent-style-name="Table_20_Contents">
      <style:paragraph-properties fo:margin-top="0in" fo:margin-bottom="0in" style:contextual-spacing="false" fo:line-height="138%" style:writing-mode="lr-tb"/>
      <style:text-properties style:font-name="verdana"/>
    </style:style>
    <style:style style:name="T1" style:family="text">
      <style:text-properties style:font-name="verdana"/>
    </style:style>
    <style:style style:name="T2" style:family="text">
      <style:text-properties fo:color="#000000" loext:opacity="100%"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este Ruben,</text:p>
      <text:p text:style-name="P2"/>
      <text:p text:style-name="P2">Hierbij mailen we je de feedback op jouw persoonlijk profiel en je CV.</text:p>
      <text:p text:style-name="P1"/>
      <text:p text:style-name="P3">Persoonlijk Profiel</text:p>
      <text:p text:style-name="P2">Fijn dat je al een persoonlijk profiel hebt geschreven, onze complimenten hiervoor! Je hebt hier al een aantal sterke punten benoemd, maar je zou kunnen overwegen hier nog een paar extra sterke punten te benoemen. Misschien kan je goed zelfstandig werken of ben je nauwkeurig of flexibel? Ook raden we je aan om aan te geven wat voor soort stage je wilt doen. Wil je ervaring opdoen met een bepaalde programmeertaal of in een bepaalde branche?</text:p>
      <text:p text:style-name="P5"/>
      <text:p text:style-name="P3">Presentatie en opbouw CV</text:p>
      <text:p text:style-name="P2">De opbouw van je CV ziet er rustig en overzichtelijk uit met een prettig kleurgebruik. Ook leuk dat je een foto hebt gebruikt en dat je de skills grafisch hebt vermeld, goed gedaan! </text:p>
      <text:p text:style-name="P1"/>
      <text:p text:style-name="P2">Qua opbouw raden we de volgende volgorde aan:</text:p>
      <text:p text:style-name="P2">Persoonlijke gegevens / Contactgegevens</text:p>
      <text:p text:style-name="P2">Persoonlijk profiel</text:p>
      <text:p text:style-name="P2">Opleidingen</text:p>
      <text:p text:style-name="P2">Werkervaring</text:p>
      <text:p text:style-name="P2">Skills</text:p>
      <text:p text:style-name="P2">Interesses</text:p>
      <text:p text:style-name="P1"/>
      <text:p text:style-name="P6"><text:span text:style-name="T1">We raden je aan om bij de opleidingen te beginnen met het meest recente en te eindigen met het oudste. Verder adviseren we om bij opleidingen en werkervaring eerst de periode, dan de opleidingsnaam/functienaam, naam van de onderwijsinstelling/werkgever en als laatste de plaats te vermelden.</text:span></text:p>
      <text:p text:style-name="P1"/>
      <text:p text:style-name="P5"/>
      <text:p text:style-name="P3">Inhoud CV  </text:p>
      <text:p text:style-name="P2">Je bent al goed onderweg met de inhoud van je CV! We missen alleen nog de volgende onderdelen:</text:p>
      <text:p text:style-name="P2">- Je bent vergeten om je contactgegevens in te vullen: adres, geboortedatum, telefoonnummer en e-mailadres. </text:p>
      <text:p text:style-name="P2">- Onderaan je CV zou je ook nog inks naar linkedIn, Twitter of Facebook kunnen toevoegen of anders deze weghalen van je CV</text:p>
      <text:p text:style-name="P6"><text:span text:style-name="T1">- De talenkennis: hoe goed is je beheersing in woord en geschrift?</text:span></text:p>
      <text:p text:style-name="Standard"/>
      <text:p text:style-name="P1"/>
      <text:p text:style-name="P3">Tips CV</text:p>
      <text:p text:style-name="P2">Om je CV helemaal perfect te krijgen, hebben we nog de volgende tips:<text:line-break/>- Geboorteplaats, nationaliteit en geslacht mag je weglaten;</text:p>
      <text:p text:style-name="P2">- Als je een rijbewijs en/of auto hebt, kun je dit bij Skills vermelden of bij de contactgegevens vermelden;</text:p>
      <text:p text:style-name="Standard"/>
      <text:p text:style-name="P6"><text:span text:style-name="T1">Onze complimenten voor je CV! We hopen dat je iets met onze feedback</text:span> <text:span text:style-name="T1">kunt en we wensen je alvast veel succes toe met je stage!</text:span></text:p>
      <text:p text:style-name="P1"/>
      <text:p text:style-name="P2">Nog een fijne dag.</text:p>
      <text:p text:style-name="P1"><text:soft-page-break/></text:p>
      <text:p text:style-name="Standard"/>
      <text:p text:style-name="P4">Met vriendelijke groet,</text:p>
      <table:table table:name="Table1" table:style-name="Table1">
        <table:table-column table:style-name="Table1.A"/>
        <table:table-row>
          <table:table-cell table:style-name="Table1.A1" office:value-type="string">
            <text:p text:style-name="P7"><text:span text:style-name="T2">Marga Tellinga                                  </text:span></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rdana" svg:font-family="verdan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8T11:05:23.701931786</meta:creation-date>
    <dc:date>2023-05-08T11:06:54.494956254</dc:date>
    <meta:editing-duration>PT1M31S</meta:editing-duration>
    <meta:editing-cycles>1</meta:editing-cycles>
    <meta:document-statistic meta:table-count="1" meta:image-count="0" meta:object-count="0" meta:page-count="2" meta:paragraph-count="26" meta:word-count="339" meta:character-count="2044" meta:non-whitespace-character-count="1693"/>
    <meta:generator>LibreOffice/7.3.7.2$Linux_X86_64 LibreOffice_project/30$Build-2</meta:generator>
  </office:meta>
</office:document-meta>
</file>